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06F0000005D77C8794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4.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2" style:family="paragraph" style:parent-style-name="Standard">
      <style:paragraph-properties fo:text-align="center" style:justify-single-word="false"/>
      <style:text-properties style:font-name="Arial" fo:font-size="10pt" style:font-size-asian="10pt" style:font-size-complex="10pt"/>
    </style:style>
    <style:style style:name="P3" style:family="paragraph" style:parent-style-name="Text_20_body">
      <style:text-properties officeooo:paragraph-rsid="00224f33"/>
    </style:style>
    <style:style style:name="P4" style:family="paragraph" style:parent-style-name="Text_20_body">
      <style:paragraph-properties fo:margin-left="1.251cm" fo:margin-right="0cm" fo:text-indent="0cm" style:auto-text-indent="false"/>
      <style:text-properties style:use-window-font-color="true" style:font-name="Arial" fo:font-size="12pt" fo:language="es" fo:country="ES" officeooo:paragraph-rsid="00224f33" style:font-name-asian="Arial Unicode MS" style:font-size-asian="12pt" style:font-name-complex="Arial" style:font-size-complex="12pt"/>
    </style:style>
    <style:style style:name="P5" style:family="paragraph" style:parent-style-name="Standard">
      <style:text-properties style:font-name="Arial"/>
    </style:style>
    <style:style style:name="P6" style:family="paragraph" style:parent-style-name="Standard">
      <style:text-properties style:font-name="Arial" officeooo:paragraph-rsid="00261e53"/>
    </style:style>
    <style:style style:name="P7" style:family="paragraph" style:parent-style-name="Standard">
      <style:paragraph-properties fo:text-align="justify" style:justify-single-word="false"/>
      <style:text-properties style:use-window-font-color="true" style:font-name="Arial" fo:font-size="12pt" fo:language="es" fo:country="ES" officeooo:paragraph-rsid="00224f33" style:font-name-asian="Arial Unicode MS" style:font-size-asian="12pt" style:font-name-complex="Arial" style:font-size-complex="12pt"/>
    </style:style>
    <style:style style:name="P8" style:family="paragraph" style:parent-style-name="Standard">
      <style:paragraph-properties fo:margin-top="0cm" fo:margin-bottom="0cm" style:contextual-spacing="false" fo:line-height="100%" fo:text-align="justify" style:justify-single-word="false"/>
      <style:text-properties style:use-window-font-color="true" style:font-name="Arial" fo:font-size="12pt" fo:language="es" fo:country="ES" officeooo:paragraph-rsid="00261e53" style:font-name-asian="Arial Unicode MS" style:font-size-asian="12pt" style:font-name-complex="Arial" style:font-size-complex="12pt"/>
    </style:style>
    <style:style style:name="P9" style:family="paragraph" style:parent-style-name="Text_20_body" style:list-style-name="L1">
      <style:text-properties style:font-name="Arial" officeooo:paragraph-rsid="0024207c"/>
    </style:style>
    <style:style style:name="P10" style:family="paragraph" style:parent-style-name="Text_20_body" style:list-style-name="L2">
      <style:text-properties style:font-name="Arial" officeooo:paragraph-rsid="00224f33"/>
    </style:style>
    <style:style style:name="P11" style:family="paragraph" style:parent-style-name="Text_20_body">
      <style:text-properties style:font-name="Arial" officeooo:paragraph-rsid="00261e53"/>
    </style:style>
    <style:style style:name="P12" style:family="paragraph" style:parent-style-name="Text_20_body" style:list-style-name="L3">
      <style:text-properties style:font-name="Arial" officeooo:paragraph-rsid="00261e53"/>
    </style:style>
    <style:style style:name="P13" style:family="paragraph" style:parent-style-name="Text_20_body" style:list-style-name="L6">
      <style:text-properties style:font-name="Arial" officeooo:paragraph-rsid="00261e53"/>
    </style:style>
    <style:style style:name="P14" style:family="paragraph" style:parent-style-name="Text_20_body" style:list-style-name="L7">
      <style:text-properties style:font-name="Arial" officeooo:paragraph-rsid="00261e53"/>
    </style:style>
    <style:style style:name="P15" style:family="paragraph" style:parent-style-name="Text_20_body" style:list-style-name="L2">
      <style:paragraph-properties fo:margin-top="0cm" fo:margin-bottom="0cm" style:contextual-spacing="false"/>
      <style:text-properties style:font-name="Arial" officeooo:paragraph-rsid="00224f33"/>
    </style:style>
    <style:style style:name="P16" style:family="paragraph" style:parent-style-name="Text_20_body" style:list-style-name="L6">
      <style:paragraph-properties fo:margin-top="0cm" fo:margin-bottom="0cm" style:contextual-spacing="false"/>
      <style:text-properties style:font-name="Arial" officeooo:paragraph-rsid="00261e53"/>
    </style:style>
    <style:style style:name="P17" style:family="paragraph" style:parent-style-name="Text_20_body" style:list-style-name="L7">
      <style:paragraph-properties fo:margin-top="0cm" fo:margin-bottom="0cm" style:contextual-spacing="false"/>
      <style:text-properties style:font-name="Arial" officeooo:paragraph-rsid="00261e53"/>
    </style:style>
    <style:style style:name="P18" style:family="paragraph" style:parent-style-name="Heading_20_3">
      <style:text-properties officeooo:paragraph-rsid="00224f33"/>
    </style:style>
    <style:style style:name="P19" style:family="paragraph" style:parent-style-name="Heading_20_3">
      <style:text-properties style:font-name="Arial" officeooo:paragraph-rsid="00261e53"/>
    </style:style>
    <style:style style:name="P20" style:family="paragraph" style:parent-style-name="Heading_20_5">
      <style:text-properties officeooo:paragraph-rsid="00224f33"/>
    </style:style>
    <style:style style:name="P21" style:family="paragraph" style:parent-style-name="Heading_20_5">
      <style:text-properties style:font-name="Arial" officeooo:paragraph-rsid="00261e53"/>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24f33" style:font-weight-asian="normal" style:font-weight-complex="normal"/>
    </style:style>
    <style:style style:name="T4" style:family="text">
      <style:text-properties officeooo:rsid="00224f33"/>
    </style:style>
    <style:style style:name="T5" style:family="text">
      <style:text-properties officeooo:rsid="002098a5"/>
    </style:style>
    <style:style style:name="T6" style:family="text">
      <style:text-properties style:font-name="Arial1" style:font-size-asian="10.5pt"/>
    </style:style>
    <style:style style:name="T7" style:family="text">
      <style:text-properties style:font-size-asian="10.5pt"/>
    </style:style>
    <style:style style:name="T8" style:family="text">
      <style:text-properties officeooo:rsid="00261e53"/>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able:table table:name="Tabla4" table:style-name="Tabla4">
        <table:table-column table:style-name="Tabla4.A"/>
        <table:table-row>
          <table:table-cell table:style-name="Tabla4.A1" office:value-type="string">
            <text:h text:style-name="P19" text:outline-level="3">U.T. Nº<text:span text:style-name="T8">4</text:span>: <text:span text:style-name="T7">Instalación y configuración de los equipos de la red</text:span></text:h>
          </table:table-cell>
        </table:table-row>
        <table:table-row>
          <table:table-cell table:style-name="Tabla4.A2" office:value-type="string">
            <text:h text:style-name="P21" text:outline-level="5">Horas: 35</text:h>
          </table:table-cell>
        </table:table-row>
        <table:table-row>
          <table:table-cell table:style-name="Tabla4.A2" office:value-type="string">
            <text:h text:style-name="P21" text:outline-level="5">Orientaciones</text:h>
          </table:table-cell>
        </table:table-row>
        <table:table-row>
          <table:table-cell table:style-name="Tabla4.A2" office:value-type="string">
            <text:p text:style-name="P11">En esta unidad se estudian los pasos necesarios para la configuración de los distintos elementos de una red de área local. En unidades anteriores se trató todo el proceso de cableado de la red, de instalación de los dispositivos necesarios, tanto cableados como inalámbricos y los dispositivos de interconexión central de las capas 1 y 2 del modelo OSI. </text:p>
            <text:p text:style-name="P11">En esta unidad se da un paso más en la abstracción del proceso de las redes locales y se trabaja en la capa 3 del modelo OSI. Se manejan los conceptos de dirección IP, dirección de red o máscara de red. Una vez aprendidos los conceptos, es necesario manejarlos para en un futuro decidir como se reparten estas direcciones entre los distintos dispositivos que forman parte de la red. </text:p>
            <text:p text:style-name="P11">Todo esto será necesario para poder configurar los dispositivos, tanto los equipos como los dispositivos centrales para que todo comience a funcionar. Es el último paso para conseguir que la red de área local sea operativa. </text:p>
            <text:p text:style-name="P11">En el curso se empezó estudiando los principios teóricos necesarios para entender las redes. En la siguiente unidad se explicó el cableado de la red y los fundamentos de la capa 1 del modelo OSI. En las unidades tres y cuatro se trataron todos los conceptos relacionados con la capa 2 del modelo OSI. Y en esta unidad se estudiará cómo trabajan las redes locales en la capa 3</text:p>
            <text:p text:style-name="P11"/>
          </table:table-cell>
        </table:table-row>
        <table:table-row>
          <table:table-cell table:style-name="Tabla4.A2" office:value-type="string">
            <text:h text:style-name="P21" text:outline-level="5">Objetivos</text:h>
          </table:table-cell>
        </table:table-row>
        <table:table-row>
          <table:table-cell table:style-name="Tabla4.A2" office:value-type="string">
            <text:list xml:id="list1722221844" text:style-name="L3">
              <text:list-item>
                <text:p text:style-name="P12">Definir los distintos modos de trabajo de la capa de red. </text:p>
              </text:list-item>
            </text:list>
            <text:list xml:id="list199952508" text:style-name="L6">
              <text:list-item>
                <text:p text:style-name="P16">Clasificar los direccionamientos posibles de una red. </text:p>
              </text:list-item>
              <text:list-item>
                <text:p text:style-name="P16">Comprender el modo de trabajo de la capa de red en el modelo OSI. </text:p>
              </text:list-item>
              <text:list-item>
                <text:p text:style-name="P16">Distinguir las distintas clases de direcciones IP. </text:p>
              </text:list-item>
              <text:list-item>
                <text:p text:style-name="P16">Explicar cómo se consiguen los rangos de las clases de direcciones IP. </text:p>
              </text:list-item>
              <text:list-item>
                <text:p text:style-name="P16">Entender el funcionamiento y uso que tiene la máscara de red. </text:p>
              </text:list-item>
              <text:list-item>
                <text:p text:style-name="P16">Averiguar datos sobre la dirección IP utilizando la máscara de red. </text:p>
              </text:list-item>
              <text:list-item>
                <text:p text:style-name="P16">Aprender a diseñar subredes según las distintas necesidades planteadas. </text:p>
              </text:list-item>
              <text:list-item>
                <text:p text:style-name="P16">Describir la configuración de una tarjeta de red en Windows y Linux. </text:p>
              </text:list-item>
              <text:list-item>
                <text:p text:style-name="P16">Comprender cómo funciona el enrutamiento entre VLANS. </text:p>
              </text:list-item>
              <text:list-item>
                <text:p text:style-name="P16">Explicar y entender el uso y funcionamiento de las tablas de rutas. </text:p>
              </text:list-item>
              <text:list-item>
                <text:p text:style-name="P16">Explicar cómo utilizar un PC con funciones de router. </text:p>
              </text:list-item>
              <text:list-item>
                <text:p text:style-name="P16">Diseñar y explicar un diagrama lógico de red. </text:p>
              </text:list-item>
              <text:list-item>
                <text:p text:style-name="P13">Conocer la configuración de un router. </text:p>
              </text:list-item>
            </text:list>
            <text:p text:style-name="P11"/>
          </table:table-cell>
        </table:table-row>
        <table:table-row>
          <table:table-cell table:style-name="Tabla4.A2" office:value-type="string">
            <text:h text:style-name="P21" text:outline-level="5">Criterios de evaluación</text:h>
          </table:table-cell>
        </table:table-row>
        <text:soft-page-break/>
        <table:table-row>
          <table:table-cell table:style-name="Tabla4.A2" office:value-type="string">
            <text:p text:style-name="P8">a)Se ha reconocido la estructura y características del modelo TCP/IP. </text:p>
            <text:p text:style-name="P8">b) Se ha reconocido la estructura y funciones de las direcciones MAC. </text:p>
            <text:p text:style-name="P8">c) Se ha reconocido la estructura y funciones de las direcciones IP. </text:p>
            <text:p text:style-name="P8">d) Se han segmentado redes LAN empleando distintas técnicas. </text:p>
            <text:p text:style-name="P8">e) Se ha configurado la conexión a internet.</text:p>
            <text:p text:style-name="P8">f) IPv6</text:p>
            <text:p text:style-name="P8">g) ARP</text:p>
            <text:p text:style-name="P8">h) tablas de rutas</text:p>
            <text:p text:style-name="P8">i) enrutamiento </text:p>
          </table:table-cell>
        </table:table-row>
        <table:table-row>
          <table:table-cell table:style-name="Tabla4.A2" office:value-type="string">
            <text:h text:style-name="P21" text:outline-level="5">Contenidos soporte</text:h>
          </table:table-cell>
        </table:table-row>
        <table:table-row>
          <table:table-cell table:style-name="Tabla4.A2" office:value-type="string">
            <text:list xml:id="list49432869" text:style-name="L7">
              <text:list-item>
                <text:p text:style-name="P14">Capa de red en el modelo OSI. </text:p>
                <text:list>
                  <text:list-item>
                    <text:p text:style-name="P17">Forma de trabajo de la capa de red. </text:p>
                  </text:list-item>
                  <text:list-item>
                    <text:p text:style-name="P17">Función de direccionamiento. </text:p>
                  </text:list-item>
                  <text:list-item>
                    <text:p text:style-name="P17">Direccionamiento a nivel de enlace. </text:p>
                  </text:list-item>
                  <text:list-item>
                    <text:p text:style-name="P17">Direccionamiento a nivel de red. </text:p>
                  </text:list-item>
                  <text:list-item>
                    <text:p text:style-name="P17">Nivel de transporte. </text:p>
                  </text:list-item>
                </text:list>
              </text:list-item>
              <text:list-item>
                <text:p text:style-name="P17">Direcciones IPV4. </text:p>
                <text:list>
                  <text:list-item>
                    <text:p text:style-name="P17">Clases de direcciones IP. </text:p>
                  </text:list-item>
                  <text:list-item>
                    <text:p text:style-name="P17">Rangos de las clases de direcciones IP. </text:p>
                  </text:list-item>
                  <text:list-item>
                    <text:p text:style-name="P17">Ejemplo de direcciones IP en una red. </text:p>
                  </text:list-item>
                  <text:list-item>
                    <text:p text:style-name="P17">La máscara de red. </text:p>
                  </text:list-item>
                  <text:list-item>
                    <text:p text:style-name="P17">Otra notación para las direcciones IP. </text:p>
                  </text:list-item>
                  <text:list-item>
                    <text:p text:style-name="P17">División en subredes. </text:p>
                  </text:list-item>
                  <text:list-item>
                    <text:p text:style-name="P17">Ejemplo de subredes con dirección de clase C. </text:p>
                  </text:list-item>
                  <text:list-item>
                    <text:p text:style-name="P17">Ejemplo de subredes con dirección de clase B. </text:p>
                  </text:list-item>
                  <text:list-item>
                    <text:p text:style-name="P17">Protocolo IPv6. </text:p>
                  </text:list-item>
                  <text:list-item>
                    <text:p text:style-name="P17">Protocolo de resolución de direcciones. ARP. </text:p>
                  </text:list-item>
                </text:list>
              </text:list-item>
              <text:list-item>
                <text:p text:style-name="P17">Configuración de los elementos de una red. </text:p>
                <text:list>
                  <text:list-item>
                    <text:p text:style-name="P17">Configuración de la tarjeta de red en Windows. </text:p>
                  </text:list-item>
                  <text:list-item>
                    <text:p text:style-name="P17">Configuración de la tarjeta de red en Linux. </text:p>
                  </text:list-item>
                </text:list>
              </text:list-item>
              <text:list-item>
                <text:p text:style-name="P17">Dispositivos de interconexión de redes. Routers. </text:p>
                <text:list>
                  <text:list-item>
                    <text:p text:style-name="P17">Configuración de un encaminador. </text:p>
                  </text:list-item>
                  <text:list-item>
                    <text:p text:style-name="P17">Tabla de rutas. </text:p>
                  </text:list-item>
                  <text:list-item>
                    <text:p text:style-name="P17">Comandos TCP/IP para Windows de información. </text:p>
                  </text:list-item>
                  <text:list-item>
                    <text:p text:style-name="P17">Comandos TCP/IP para Windows de enrutamiento. </text:p>
                  </text:list-item>
                  <text:list-item>
                    <text:p text:style-name="P17">Comandos TCP/IP para Windows de conexión. </text:p>
                  </text:list-item>
                  <text:list-item>
                    <text:p text:style-name="P17">Encaminamiento entre tres redes y dos routers. </text:p>
                  </text:list-item>
                  <text:list-item>
                    <text:p text:style-name="P17">Enrutamiento estático con nodos en anillo. Diseño de la red. </text:p>
                  </text:list-item>
                  <text:list-item>
                    <text:p text:style-name="P17">Enrutamiento estático con nodos en anillo. Puertos seriales. </text:p>
                  </text:list-item>
                  <text:list-item>
                    <text:p text:style-name="P17">Enrutamiento estático con nodos en anillo. Configuración de los routers. </text:p>
                  </text:list-item>
                  <text:list-item>
                    <text:p text:style-name="P17">Enrutamiento estático. </text:p>
                  </text:list-item>
                  <text:list-item>
                    <text:p text:style-name="P17">Encaminador inalámbrico. </text:p>
                  </text:list-item>
                  <text:list-item>
                    <text:p text:style-name="P17">Enrutamientos entre VLAN. Ejemplo básico. </text:p>
                  </text:list-item>
                  <text:list-item>
                    <text:p text:style-name="P17"><text:soft-page-break/>Enrutamientos entre VLAN. Ejemplo avanzado. </text:p>
                  </text:list-item>
                  <text:list-item>
                    <text:p text:style-name="P14">PC como routers. </text:p>
                  </text:list-item>
                </text:list>
              </text:list-item>
            </text:list>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WW8Num3z0" style:family="text">
      <style:text-properties style:font-name="Symbol" fo:font-size="9pt" style:font-size-asian="9pt" style:font-name-complex="StarSymbol" style:font-size-complex="9pt"/>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Times New Roman" style:font-name-asian="Times New Roman" style:font-name-complex="Times New Roman"/>
    </style:style>
    <style:style style:name="WW8Num19z5" style:family="text">
      <style:text-properties style:font-name="Wingdings" style:font-name-complex="Wingding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01cm" fo:text-indent="-0.499cm" fo:margin-left="1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2.136cm" fo:text-indent="-0.635cm" fo:margin-left="2.136cm"/>
        </style:list-level-properties>
        <style:text-properties fo:font-family="'Courier New'" style:font-family-generic="modern" style:font-pitch="fixed"/>
      </text:list-level-style-bullet>
      <text:list-level-style-bullet text:level="3" text:style-name="WW8Num19z2" text:bullet-char="-">
        <style:list-level-properties text:list-level-position-and-space-mode="label-alignment">
          <style:list-level-label-alignment text:label-followed-by="listtab" text:list-tab-stop-position="5.059cm" fo:text-indent="-0.635cm" fo:margin-left="5.059cm"/>
        </style:list-level-properties>
        <style:text-properties style:font-name="Times New Roman"/>
      </text:list-level-style-bullet>
      <text:list-level-style-bullet text:level="4" text:style-name="WW8Num1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9z1"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family-generic="modern" style:font-pitch="fixed"/>
      </text:list-level-style-bullet>
      <text:list-level-style-bullet text:level="6" text:style-name="WW8Num19z5"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9z1"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family-generic="modern" style:font-pitch="fixed"/>
      </text:list-level-style-bullet>
      <text:list-level-style-bullet text:level="9" text:style-name="WW8Num19z5"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7cm" table:align="margins"/>
    </style:style>
    <style:style style:name="Tabla1.A" style:family="table-column">
      <style:table-column-properties style:column-width="2.394cm" style:rel-column-width="9227*"/>
    </style:style>
    <style:style style:name="Tabla1.B" style:family="table-column">
      <style:table-column-properties style:column-width="14.607cm" style:rel-column-width="56308*"/>
    </style:style>
    <style:style style:name="Tabla1.A1" style:family="table-cell">
      <style:table-cell-properties fo:padding="0.097cm" fo:border-left="1pt solid #000000" fo:border-right="none" fo:border-top="1pt solid #000000" fo:border-bottom="1pt solid #000000"/>
    </style:style>
    <style:style style:name="Tabla1.B1" style:family="table-cell">
      <style:table-cell-properties fo:padding="0.097cm" fo:border="1pt solid #000000"/>
    </style:style>
    <style:style style:name="MP1"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MP2" style:family="paragraph" style:parent-style-name="Standard">
      <style:paragraph-properties fo:text-align="center" style:justify-single-word="false"/>
      <style:text-properties style:font-name="Arial" fo:font-size="10pt" style:font-size-asian="10pt" style:font-size-complex="10pt"/>
    </style:style>
    <style:style style:name="MT1" style:family="text">
      <style:text-properties fo:font-weight="bold" style:font-weight-asian="bold" style:font-weight-complex="bold"/>
    </style:style>
    <style:style style:name="MT2" style:family="text">
      <style:text-properties fo:font-weight="normal" style:font-weight-asian="normal" style:font-weight-complex="normal"/>
    </style:style>
    <style:style style:name="MT3" style:family="text">
      <style:text-properties fo:font-weight="normal" officeooo:rsid="00224f33" style:font-weight-asian="normal" style:font-weight-complex="normal"/>
    </style:style>
    <style:style style:name="MT4" style:family="text">
      <style:text-properties officeooo:rsid="00224f33"/>
    </style:style>
    <style:style style:name="MT5" style:family="text">
      <style:text-properties officeooo:rsid="002098a5"/>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svg:height="2.699cm" fo:margin-left="0cm" fo:margin-right="0cm" fo:margin-bottom="0.499cm"/>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row>
            <table:table-cell table:style-name="Tabla1.A1" office:value-type="string">
              <text:p text:style-name="Standard"><draw:frame draw:style-name="Mfr1" draw:name="gráficos1" text:anchor-type="as-char" svg:y="-1.76cm" svg:width="1.974cm" svg:height="1.655cm" draw:z-index="2"><draw:image xlink:href="Pictures/100000000000006F0000005D77C8794E.png" xlink:type="simple" xlink:show="embed" xlink:actuate="onLoad"/></draw:frame></text:p>
            </table:table-cell>
            <table:table-cell table:style-name="Tabla1.B1" office:value-type="string">
              <text:p text:style-name="MP1">IES HARÍA. DEPARTAMENTO DE INFORMÁTICA</text:p>
              <text:p text:style-name="MP2"><text:span text:style-name="MT1">Ciclo formativo:</text:span> Sistemas Microinformáticos y Redes</text:p>
              <text:p text:style-name="MP2"><text:span text:style-name="MT1">Módulo: </text:span><text:span text:style-name="MT2">022</text:span><text:span text:style-name="MT3">5</text:span><text:span text:style-name="MT2">. </text:span><text:span text:style-name="MT3">Redes locales</text:span> - <text:span text:style-name="MT4">RDE</text:span></text:p>
              <text:p text:style-name="MP2"><text:span text:style-name="MT1">Curso:</text:span>201<text:span text:style-name="MT5">2</text:span>-1<text:span text:style-name="MT5">3</text:span></text:p>
            </table:table-cell>
          </table:table-row>
        </table:table>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2-01-09T21:37:47</meta:creation-date>
    <dc:date>2013-01-16T03:48:31</dc:date>
    <dc:creator>ivan </dc:creator>
    <meta:editing-duration>PT3H33M35S</meta:editing-duration>
    <meta:editing-cycles>7</meta:editing-cycles>
    <meta:generator>LibreOffice/3.6$Linux_x86 LibreOffice_project/360m1$Build-2</meta:generator>
    <meta:printed-by>ivan </meta:printed-by>
    <meta:print-date>2012-01-09T21:49:16</meta:print-date>
    <meta:document-statistic meta:table-count="2" meta:image-count="1" meta:object-count="0" meta:page-count="3" meta:paragraph-count="73" meta:word-count="711" meta:character-count="4147" meta:non-whitespace-character-count="3499"/>
  </office:meta>
</office:document-meta>
</file>